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ea4" officeooo:paragraph-rsid="0001ce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nte um Tes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6T16:33:35.069188501</meta:creation-date>
    <dc:date>2020-07-16T16:34:33.616492099</dc:date>
    <meta:editing-duration>PT1M2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6.4.4.2$Linux_X86_64 LibreOffice_project/40$Build-2</meta:generator>
  </office:meta>
</office:document-meta>
</file>